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8.2cm" svg:height="2.8cm" svg:x="10.4cm" svg:y="0.5cm">
          <text:p text:style-name="P1">Date Format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8cm" svg:height="2.6cm" svg:x="1.6cm" svg:y="4.7cm">
          <text:p text:style-name="P1">Get d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6cm" svg:y1="4.7cm" svg:x2="14.5cm" svg:y2="3.3cm" draw:start-shape="id1" draw:start-glue-point="4" draw:end-shape="id2" draw:end-glue-point="6" svg:d="M5600 4700v-699h8900v-701" svg:viewBox="0 0 8901 1401">
          <text:p/>
        </draw:connector>
        <draw:custom-shape draw:style-name="gr1" draw:text-style-name="P1" xml:id="id3" draw:id="id3" draw:layer="layout" svg:width="7.6cm" svg:height="3.1cm" svg:x="10.7cm" svg:y="7cm">
          <text:p text:style-name="P1">Check d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1.7cm" svg:height="1.9cm" svg:x="7.3cm" svg:y="10.5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4.5cm" svg:y1="7cm" svg:x2="14.5cm" svg:y2="3.3cm" draw:start-shape="id3" draw:start-glue-point="4" draw:end-shape="id2" svg:d="M14500 7000v-3700" svg:viewBox="0 0 1 3701">
          <text:p/>
        </draw:connector>
        <draw:custom-shape draw:style-name="gr1" draw:text-style-name="P1" xml:id="id9" draw:id="id9" draw:layer="layout" svg:width="4.1cm" svg:height="1.6cm" svg:x="1.2cm" svg:y="10.4cm">
          <text:p text:style-name="P1">Output “day st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4cm" svg:height="1.4cm" svg:x="9.1cm" svg:y="10.8cm">
          <text:p text:style-name="P1">Check day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8cm" svg:y1="10.8cm" svg:x2="14.5cm" svg:y2="10.1cm" draw:start-shape="id4" draw:start-glue-point="4" draw:end-shape="id3" draw:end-glue-point="6" svg:d="M10800 10800v-349h3700v-351" svg:viewBox="0 0 3701 701">
          <text:p/>
        </draw:connector>
        <draw:custom-shape draw:style-name="gr1" draw:text-style-name="P2" xml:id="id6" draw:id="id6" draw:layer="layout" svg:width="1.7cm" svg:height="1.1cm" svg:x="1.6cm" svg:y="8.1cm">
          <text:p text:style-name="P1"><text:span text:style-name="T1">Get d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2.4cm" svg:height="1.1cm" svg:x="4.3cm" svg:y="8cm">
          <text:p text:style-name="P1"><text:span text:style-name="T1">Get mon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2.4cm" svg:height="1.1cm" svg:x="7.5cm" svg:y="8cm">
          <text:p text:style-name="P1"><text:span text:style-name="T1">Get ye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6cm" svg:y1="7.3cm" svg:x2="5.5cm" svg:y2="8cm" draw:start-shape="id1" draw:start-glue-point="6" draw:end-shape="id5" draw:end-glue-point="4" svg:d="M5600 7300v351h-100v349" svg:viewBox="0 0 101 701">
          <text:p/>
        </draw:connector>
        <draw:connector draw:style-name="gr2" draw:text-style-name="P1" draw:layer="layout" svg:x1="2.45cm" svg:y1="8.1cm" svg:x2="5.6cm" svg:y2="7.3cm" draw:start-shape="id6" draw:start-glue-point="4" draw:end-shape="id1" draw:end-glue-point="6" svg:d="M2450 8100v-399h3150v-401" svg:viewBox="0 0 3151 801">
          <text:p/>
        </draw:connector>
        <draw:connector draw:style-name="gr2" draw:text-style-name="P1" draw:layer="layout" svg:x1="5.6cm" svg:y1="7.3cm" svg:x2="8.7cm" svg:y2="8cm" draw:start-shape="id1" draw:start-glue-point="6" draw:end-shape="id7" draw:end-glue-point="4" svg:d="M5600 7300v351h3100v349" svg:viewBox="0 0 3101 701">
          <text:p/>
        </draw:connector>
        <draw:connector draw:style-name="gr2" draw:text-style-name="P1" draw:layer="layout" svg:x1="7.3cm" svg:y1="11.45cm" svg:x2="5.3cm" svg:y2="11.2cm" draw:start-shape="id8" draw:start-glue-point="5" draw:end-shape="id9" draw:end-glue-point="7" svg:d="M7300 11450h-989v-250h-1011" svg:viewBox="0 0 2001 251">
          <text:p/>
        </draw:connector>
        <draw:custom-shape draw:style-name="gr1" draw:text-style-name="P1" xml:id="id10" draw:id="id10" draw:layer="layout" svg:width="1.5cm" svg:height="1.6cm" svg:x="7.4cm" svg:y="13.6cm">
          <text:p text:style-name="P1">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8.15cm" svg:y1="12.4cm" svg:x2="8.15cm" svg:y2="13.6cm" draw:start-shape="id8" draw:start-glue-point="6" draw:end-shape="id10" draw:end-glue-point="4" svg:d="M8150 12400v1200" svg:viewBox="0 0 1 1201">
          <text:p/>
        </draw:connector>
        <draw:custom-shape draw:style-name="gr1" draw:text-style-name="P1" xml:id="id13" draw:id="id13" draw:layer="layout" svg:width="1.6cm" svg:height="1.5cm" svg:x="7.4cm" svg:y="16.1cm">
          <text:p text:style-name="P1">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1" draw:id="id11" draw:layer="layout" svg:width="4.1cm" svg:height="1.6cm" svg:x="1.202cm" svg:y="13.601cm">
          <text:p text:style-name="P1">Output “day nd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4.1cm" svg:height="1.6cm" svg:x="1.204cm" svg:y="16.402cm">
          <text:p text:style-name="P1">Output “day rd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4.1cm" svg:height="1.6cm" svg:x="6.106cm" svg:y="18.803cm">
          <text:p text:style-name="P1">Output “day st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302cm" svg:y1="14.401cm" svg:x2="7.4cm" svg:y2="14.4cm" draw:start-shape="id11" draw:start-glue-point="7" draw:end-shape="id10" draw:end-glue-point="5" svg:d="M5302 14401h1114v-1h984" svg:viewBox="0 0 2099 2">
          <text:p/>
        </draw:connector>
        <draw:connector draw:style-name="gr2" draw:text-style-name="P1" draw:layer="layout" svg:x1="5.304cm" svg:y1="17.202cm" svg:x2="7.4cm" svg:y2="16.85cm" draw:start-shape="id12" draw:start-glue-point="7" draw:end-shape="id13" draw:end-glue-point="5" svg:d="M5304 17202h1077v-352h1019" svg:viewBox="0 0 2097 353">
          <text:p/>
        </draw:connector>
        <draw:connector draw:style-name="gr2" draw:text-style-name="P1" draw:layer="layout" svg:x1="8.2cm" svg:y1="17.6cm" svg:x2="8.156cm" svg:y2="18.803cm" draw:start-shape="id13" draw:start-glue-point="6" draw:end-shape="id14" draw:end-glue-point="4" svg:d="M8200 17600v602h-44v601" svg:viewBox="0 0 45 1204">
          <text:p/>
        </draw:connector>
        <draw:custom-shape draw:style-name="gr1" draw:text-style-name="P1" draw:layer="layout" svg:width="1.3cm" svg:height="1cm" svg:x="6.2cm" svg:y="10.1cm">
          <text:p text:style-name="P1">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3cm" svg:height="1.099cm" svg:x="5.9cm" svg:y="13.1cm">
          <text:p text:style-name="P1">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3cm" svg:height="1cm" svg:x="5.7cm" svg:y="16.1cm">
          <text:p text:style-name="P1">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15cm" svg:y1="15.2cm" svg:x2="8.2cm" svg:y2="16.1cm" draw:start-shape="id10" draw:start-glue-point="6" draw:end-shape="id13" draw:end-glue-point="4" svg:d="M8150 15200v451h50v449" svg:viewBox="0 0 51 901">
          <text:p/>
        </draw:connector>
        <draw:custom-shape draw:style-name="gr1" draw:text-style-name="P1" draw:layer="layout" svg:width="1.3cm" svg:height="0.9cm" svg:x="8.5cm" svg:y="15.3cm">
          <text:p text:style-name="P1">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3cm" svg:height="0.9cm" svg:x="8.501cm" svg:y="17.701cm">
          <text:p text:style-name="P1">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3cm" svg:height="0.9cm" svg:x="8.501cm" svg:y="12.601cm">
          <text:p text:style-name="P1">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9.3cm" svg:height="3.4cm" svg:x="0.3cm" svg:y="0.2cm">
          <text:p text:style-name="P2"><text:span text:style-name="T1">KEY:</text:span></text:p>
          <text:p text:style-name="P2"><text:span text:style-name="T1">1. If day = 1 or 21 or 31</text:span></text:p>
          <text:p text:style-name="P2"><text:span text:style-name="T1">2. if day = 2 or 22</text:span></text:p>
          <text:p text:style-name="P2"><text:span text:style-name="T1">3. if day = 3 or 23</text:span></text:p>
          <text:p text:style-name="P2"><text:span text:style-name="T1">4. if 50 &lt;= year and year &lt;= 9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4.1cm" svg:height="1.4cm" svg:x="12.7cm" svg:y="10.8cm">
          <text:p text:style-name="P1">Check month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xml:id="id17" draw:id="id17" draw:layer="layout" svg:x1="14.5cm" svg:y1="10.1cm" svg:x2="14.75cm" svg:y2="10.8cm" draw:start-shape="id3" draw:start-glue-point="6" draw:end-shape="id15" draw:end-glue-point="4" svg:d="M14500 10100v351h250v349" svg:viewBox="0 0 251 701">
          <text:p/>
        </draw:connector>
        <draw:custom-shape draw:style-name="gr1" draw:text-style-name="P1" xml:id="id16" draw:id="id16" draw:layer="layout" svg:width="4.1cm" svg:height="1.4cm" svg:x="12.7cm" svg:y="13.3cm">
          <text:p text:style-name="P1">output month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75cm" svg:y1="12.2cm" svg:x2="14.75cm" svg:y2="13.3cm" draw:start-shape="id15" draw:start-glue-point="6" draw:end-shape="id16" draw:end-glue-point="4" svg:d="M14750 12200v1100" svg:viewBox="0 0 1 1101">
          <text:p/>
        </draw:connector>
        <draw:custom-shape draw:style-name="gr1" draw:text-style-name="P1" xml:id="id18" draw:id="id18" draw:layer="layout" svg:width="4.4cm" svg:height="1.6cm" svg:x="21.7cm" svg:y="11cm">
          <text:p text:style-name="P1">Check yea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625cm" svg:y1="10.451cm" svg:x2="23.9cm" svg:y2="11cm" draw:start-shape="id17" draw:start-glue-point="0" draw:end-shape="id18" draw:end-glue-point="4" svg:d="M14625 10451h9275v549" svg:viewBox="0 0 9276 550">
          <text:p/>
        </draw:connector>
        <draw:custom-shape draw:style-name="gr1" draw:text-style-name="P1" xml:id="id19" draw:id="id19" draw:layer="layout" svg:width="1.5cm" svg:height="1.3cm" svg:x="21.8cm" svg:y="12.6cm">
          <text:p text:style-name="P1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0" draw:id="id20" draw:layer="layout" svg:width="4.9cm" svg:height="1.4cm" svg:x="24.9cm" svg:y="14.4cm">
          <text:p text:style-name="P1">Output “20,year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3.3cm" svg:y1="13.25cm" svg:x2="27.35cm" svg:y2="14.4cm" draw:start-shape="id19" draw:start-glue-point="7" draw:end-shape="id20" draw:end-glue-point="4" svg:d="M23300 13250h4050v1150" svg:viewBox="0 0 4051 1151">
          <text:p/>
        </draw:connector>
        <draw:custom-shape draw:style-name="gr1" draw:text-style-name="P1" xml:id="id21" draw:id="id21" draw:layer="layout" svg:width="5.2cm" svg:height="2.1cm" svg:x="20.3cm" svg:y="16.7cm">
          <text:p text:style-name="P1">Output “19,year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2.55cm" svg:y1="13.9cm" svg:x2="22.9cm" svg:y2="16.7cm" draw:start-shape="id19" draw:start-glue-point="6" draw:end-shape="id21" svg:d="M22550 13900v1401h350v1399" svg:viewBox="0 0 351 2801">
          <text:p/>
        </draw:connector>
        <draw:custom-shape draw:style-name="gr1" draw:text-style-name="P1" draw:layer="layout" svg:width="1.3cm" svg:height="0.9cm" svg:x="25.8cm" svg:y="13.4cm">
          <text:p text:style-name="P1">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3cm" svg:height="1.099cm" svg:x="21.5cm" svg:y="15.401cm">
          <text:p text:style-name="P1">T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3:19:42.144000000</meta:creation-date>
    <dc:date>2014-10-03T14:07:28.810000000</dc:date>
    <meta:editing-duration>PT32M35S</meta:editing-duration>
    <meta:editing-cycles>2</meta:editing-cycles>
    <meta:generator>LibreOffice/4.2.5.2$Windows_x86 LibreOffice_project/61cb170a04bb1f12e77c884eab9192be736ec5f5</meta:generator>
    <meta:document-statistic meta:object-count="46"/>
  </office:meta>
</office:document-meta>
</file>